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de" fo:country="DE" officeooo:paragraph-rsid="000bf894" style:font-size-asian="12.25pt" style:font-size-complex="14pt"/>
    </style:style>
    <style:style style:name="P2" style:family="paragraph" style:parent-style-name="Standard">
      <style:text-properties fo:font-size="14pt" fo:language="en" fo:country="US" officeooo:paragraph-rsid="000bf894" style:font-size-asian="12.25pt" style:font-size-complex="14pt"/>
    </style:style>
    <style:style style:name="T1" style:family="text">
      <style:text-properties officeooo:rsid="000bf894"/>
    </style:style>
    <style:style style:name="T2" style:family="text">
      <style:text-properties officeooo:rsid="000c88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: <text:s/></text:span></text:p>
      <text:p text:style-name="P2"><text:span text:style-name="T1">Steinberg Media Technologies AG</text:span></text:p>
      <text:p text:style-name="P1"><text:span text:style-name="T1">Audio Software</text:span></text:p>
      <text:p text:style-name="P1"><text:span text:style-name="T1">Global Concern</text:span></text:p>
      <text:p text:style-name="P1"><text:span text:style-name="T1">Leading Company of Audio Software for the music industry <text:s text:c="2"/></text:span></text:p>
      <text:p text:style-name="P1"><text:span text:style-name="T1"/></text:p>
      <text:p text:style-name="P1"><text:span text:style-name="T1">2:</text:span></text:p>
      <text:p text:style-name="P1"><text:span text:style-name="T1">It's located in the USA, Japan, </text:span><text:span text:style-name="T2">Canada, but the main point is Hamburg</text:span></text:p>
      <text:p text:style-name="P1"><text:span text:style-name="T1"/></text:p>
      <text:p text:style-name="P2"><text:span text:style-name="T1"/></text:p>
      <text:p text:style-name="P1"><text:span text:style-name="T1">3: </text:span></text:p>
      <text:p text:style-name="P1"><text:span text:style-name="T1"/></text:p>
      <text:p text:style-name="P1"><text:span text:style-name="T1">200 Employers <text:s/>22.Mio €, <text:s/>expanding rapidly,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4:</text:span></text:p>
      <text:p text:style-name="P1"><text:span text:style-name="T1">Audio Software </text:span><text:span text:style-name="T2">such Cubase VST or Nuendo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5: </text:span></text:p>
      <text:p text:style-name="P1"><text:span text:style-name="T1"/></text:p>
      <text:p text:style-name="P1"><text:span text:style-name="T1">Professional Users, </text:span><text:span text:style-name="T2">Bands, music producers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Diehm</meta:initial-creator>
    <meta:creation-date>2012-10-05T09:04:59</meta:creation-date>
    <dc:date>2012-10-05T12:02:25</dc:date>
    <dc:creator>Dennis Diehm</dc:creator>
    <meta:editing-duration>PT6M49S</meta:editing-duration>
    <meta:editing-cycles>1</meta:editing-cycles>
    <meta:document-statistic meta:table-count="0" meta:image-count="0" meta:object-count="0" meta:page-count="1" meta:paragraph-count="13" meta:word-count="53" meta:character-count="328" meta:non-whitespace-character-count="278"/>
    <meta:generator>LibreOffice/3.6$Linux_x86 LibreOffice_project/360m1$Build-2</meta:generator>
  </office:meta>
</office:document-meta>
</file>